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/>
      <style:text-properties fo:hyphenate="true" fo:hyphenation-remain-char-count="2" fo:hyphenation-push-char-count="2"/>
    </style:style>
    <style:style style:name="P2" style:family="paragraph" style:parent-style-name="Standard">
      <style:text-properties fo:color="#000000" style:font-name="Verdana" fo:font-size="10pt" style:font-size-asian="10pt" style:font-name-complex="Verdana1" style:font-size-complex="10pt"/>
    </style:style>
    <style:style style:name="P3" style:family="paragraph" style:parent-style-name="Standard">
      <style:text-properties style:font-name="Verdana" fo:font-size="10pt" style:font-size-asian="10pt" style:font-name-complex="Verdana1" style:font-size-complex="10pt"/>
    </style:style>
    <style:style style:name="P4" style:family="paragraph" style:parent-style-name="Standard">
      <style:paragraph-properties fo:margin-left="0in" fo:margin-right="0.25in" fo:text-indent="0in" style:auto-text-indent="false"/>
    </style:style>
    <style:style style:name="P5" style:family="paragraph" style:parent-style-name="Text_20_body">
      <style:text-properties fo:color="#008000" fo:font-size="10pt" style:font-size-asian="10pt" style:font-size-complex="10pt"/>
    </style:style>
    <style:style style:name="P6" style:family="paragraph" style:parent-style-name="Heading_20_1" style:list-style-name="WWNum2"/>
    <style:style style:name="P7" style:family="paragraph" style:parent-style-name="Heading_20_1" style:list-style-name="WWNum2">
      <style:paragraph-properties fo:margin-top="0in" fo:margin-bottom="0in" loext:contextual-spacing="false"/>
    </style:style>
    <style:style style:name="P8" style:family="paragraph" style:parent-style-name="Heading_20_1" style:list-style-name="WWNum2">
      <style:paragraph-properties fo:margin-left="0in" fo:margin-right="0in" fo:margin-top="0in" fo:margin-bottom="0in" loext:contextual-spacing="false" fo:text-indent="-0.25in" style:auto-text-indent="false"/>
    </style:style>
    <style:style style:name="P9" style:family="paragraph" style:parent-style-name="Heading_20_1" style:list-style-name="">
      <style:paragraph-properties fo:margin-left="0in" fo:margin-right="0in" fo:margin-top="0in" fo:margin-bottom="0in" loext:contextual-spacing="false" fo:text-indent="0in" style:auto-text-indent="false"/>
    </style:style>
    <style:style style:name="P10" style:family="paragraph" style:parent-style-name="Normal_20__28_Web_29_">
      <style:paragraph-properties fo:margin-top="0in" fo:margin-bottom="0in" loext:contextual-spacing="false"/>
    </style:style>
    <style:style style:name="P11" style:family="paragraph" style:parent-style-name="Normal_20__28_Web_29_">
      <style:paragraph-properties fo:margin-top="0in" fo:margin-bottom="0in" loext:contextual-spacing="false"/>
      <style:text-properties fo:font-size="20pt" style:font-size-asian="20pt" style:font-size-complex="20pt"/>
    </style:style>
    <style:style style:name="P12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13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style:font-size-asian="10pt" style:font-name-complex="Verdana1" style:font-size-complex="10pt"/>
    </style:style>
    <style:style style:name="P14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P15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16" style:family="paragraph" style:parent-style-name="Normal_20__28_Web_29_">
      <style:paragraph-properties fo:margin-top="0in" fo:margin-bottom="0in" loext:contextual-spacing="false"/>
      <style:text-properties fo:color="#008000" style:font-name="Verdana" fo:font-size="10pt" fo:font-weight="bold" style:font-size-asian="10pt" style:font-weight-asian="bold" style:font-name-complex="Verdana1" style:font-size-complex="10pt"/>
    </style:style>
    <style:style style:name="P17" style:family="paragraph" style:parent-style-name="Normal_20__28_Web_29_">
      <style:paragraph-properties fo:margin-top="0.0835in" fo:margin-bottom="0in" loext:contextual-spacing="false"/>
    </style:style>
    <style:style style:name="P18" style:family="paragraph" style:parent-style-name="Normal_20__28_Web_29_">
      <style:paragraph-properties fo:margin-top="0.0835in" fo:margin-bottom="0in" loext:contextual-spacing="false"/>
      <style:text-properties fo:color="#000000" style:font-name="Verdana" fo:font-weight="bold" style:font-weight-asian="bold" style:font-name-complex="Verdana1" style:font-weight-complex="bold"/>
    </style:style>
    <style:style style:name="P19" style:family="paragraph" style:parent-style-name="Título3" style:master-page-name="Standard">
      <style:paragraph-properties fo:margin-top="0.1665in" fo:margin-bottom="0.0835in" loext:contextual-spacing="false" style:page-number="auto"/>
    </style:style>
    <style:style style:name="P20" style:family="paragraph" style:parent-style-name="Footer">
      <style:paragraph-properties fo:margin-left="0in" fo:margin-right="0.25in" fo:text-indent="0in" style:auto-text-indent="false"/>
    </style:style>
    <style:style style:name="P21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/>
    </style:style>
    <style:style style:name="T2" style:family="text">
      <style:text-properties fo:color="#000000" style:font-name="Verdana" fo:font-size="13.5pt" fo:font-weight="bold" style:font-name-asian="Verdana1" style:font-size-asian="13.5pt" style:font-weight-asian="bold" style:font-name-complex="Verdana1" style:font-size-complex="13.5pt"/>
    </style:style>
    <style:style style:name="T3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4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5" style:family="text">
      <style:text-properties fo:color="#000000" style:font-name="Verdana" fo:font-size="10pt" style:font-size-asian="10pt" style:font-name-complex="Verdana1" style:font-size-complex="10pt"/>
    </style:style>
    <style:style style:name="T6" style:family="text"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T7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8" style:family="text">
      <style:text-properties fo:color="#000000" style:font-name="Verdana" fo:font-weight="bold" style:font-weight-asian="bold" style:font-name-complex="Verdana1" style:font-weight-complex="bold"/>
    </style:style>
    <style:style style:name="T9" style:family="text">
      <style:text-properties fo:color="#000000" style:font-name="Verdana" fo:font-size="12pt" style:font-size-asian="12pt" style:font-name-complex="Verdana1" style:font-size-complex="12pt" style:font-weight-complex="normal"/>
    </style:style>
    <style:style style:name="T10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11" style:family="text">
      <style:text-properties fo:font-size="20pt" fo:font-style="italic" fo:font-weight="bold" style:font-size-asian="20pt" style:font-style-asian="italic" style:font-weight-asian="bold" style:font-size-complex="20pt" style:font-style-complex="italic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variant="small-caps" fo:color="#000000" style:font-name="Verdana" fo:font-size="12pt" style:font-size-asian="12pt" style:font-name-complex="Verdana1" style:font-size-complex="12pt"/>
    </style:style>
    <style:style style:name="T14" style:family="text">
      <style:text-properties fo:font-variant="small-caps" fo:color="#000000" style:font-name="Verdana" fo:font-size="12pt" style:font-name-asian="Verdana1" style:font-size-asian="12pt" style:font-name-complex="Verdana1" style:font-size-complex="12pt"/>
    </style:style>
    <style:style style:name="T15" style:family="text">
      <style:text-properties fo:color="#008000" style:font-name="Verdana" fo:font-size="10pt" fo:font-weight="bold" style:font-size-asian="10pt" style:font-weight-asian="bold" style:font-name-complex="Verdana1" style:font-size-complex="10pt"/>
    </style:style>
    <style:style style:name="T16" style:family="text">
      <style:text-properties fo:color="#373737" fo:font-size="6pt" fo:language="en" fo:country="US" fo:font-weight="bold" style:font-size-asian="6pt" style:font-weight-asian="bold" style:font-name-complex="Verdana1"/>
    </style:style>
    <style:style style:name="T17" style:family="text">
      <style:text-properties style:font-name="Verdana" fo:font-size="10pt" fo:language="en" fo:country="US" style:font-size-asian="10pt" style:font-name-complex="Verdana1" style:font-size-complex="10pt"/>
    </style:style>
    <style:style style:name="T18" style:family="text">
      <style:text-properties style:font-name="Verdana" fo:font-size="10pt" fo:language="en" fo:country="US" style:font-name-asian="Verdana1" style:font-size-asian="10pt" style:font-name-complex="Verdana1" style:font-size-complex="10pt"/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1874in" fo:min-width="0.1634in" fo:padding-top="0.0008in" fo:padding-bottom="0.0008in" fo:padding-left="0.0008in" fo:padding-right="0.0008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Título3">SOLICITUD DE PROPUESTA <text:s/>(RFP)<text:line-break/></text:p>
      <text:p text:style-name="Standard"><text:span text:style-name="T2"><text:s/></text:span><text:span text:style-name="notranslate"><text:span text:style-name="T11">NUMERO:</text:span></text:span></text:p>
      <text:p text:style-name="Standard"/>
      <text:p text:style-name="Standard"/>
      <text:p text:style-name="Standard"/>
      <text:p text:style-name="Standard"><text:span text:style-name="notranslate"><text:span text:style-name="T11">CLIENTE:</text:span></text:span></text:p>
      <text:list xml:id="list2945902489" text:style-name="WWNum2">
        <text:list-item>
          <text:h text:style-name="P6" text:outline-level="1"><text:span text:style-name="notranslate"><text:span text:style-name="T12">PROYECTO:</text:span></text:span></text:h>
        </text:list-item>
      </text:list>
      <text:p text:style-name="P11"/>
      <text:p text:style-name="P10"><text:span text:style-name="notranslate"><text:span text:style-name="T3">Fecha:</text:span></text:span></text:p>
      <text:p text:style-name="P10"><text:span text:style-name="notranslate"><text:span text:style-name="T4"><text:line-break/>Autor: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pan text:style-name="notranslate"><text:span text:style-name="T8">Versión Control Chart: </text:span></text:span></text:p>
      <text:p text:style-name="P18"><text:span text:style-name="notranslate"/></text:p>
      <text:p text:style-name="P10"><text:span text:style-name="T5">aaaaa<text:line-break/></text:span></text:p>
      <text:list xml:id="list15411275752030" text:continue-numbering="true" text:style-name="WWNum2">
        <text:list-item>
          <text:h text:style-name="P7" text:outline-level="1"><text:span text:style-name="notranslate"><text:span text:style-name="T13">I- INTRODUCCIÓN</text:span></text:span></text:h>
        </text:list-item>
      </text:list>
      <text:p text:style-name="P10"/>
      <text:p text:style-name="P10"/>
      <text:p text:style-name="P10"><text:span text:style-name="notranslate"><text:span text:style-name="T15"><text:line-break/></text:span></text:span><text:span text:style-name="T6"> </text:span></text:p>
      <text:p text:style-name="P10"><text:span text:style-name="notranslate"><text:span text:style-name="T5">El propósito de esta solicitud de propuestas (RFP por sus siglas en ingles) es solicitar cotizaciones propuestas de varias organizaciones candidatas, realizar una evaluación justa y extensa basada en los criterios enumerados aquí y seleccionar al candidato que mejor represente las requerimientos de la organización para este proyecto.</text:span></text:span></text:p>
      <text:p text:style-name="P13"/>
      <text:p text:style-name="P10"><text:span text:style-name="T5">Nuestro principal objetivo como empresa es:</text:span></text:p>
      <text:p text:style-name="P16"/>
      <text:p text:style-name="P10"><text:span text:style-name="T15"><text:line-break/></text:span><text:span text:style-name="T5"> </text:span></text:p>
      <text:p text:style-name="P10"><text:soft-page-break/><text:span text:style-name="T5">Nuestra sede se encuentra en: </text:span></text:p>
      <text:p text:style-name="P14"/>
      <text:p text:style-name="P10"/>
      <text:p text:style-name="P14"><text:span text:style-name="notranslate"/></text:p>
      <text:p text:style-name="P10"><text:span text:style-name="notranslate"><text:span text:style-name="T5">Nuestros servicios incluyen:</text:span></text:span></text:p>
      <text:p text:style-name="Text_20_body"/>
      <text:p text:style-name="Text_20_body"/>
      <text:p text:style-name="Text_20_body"/>
      <text:list xml:id="list15410457580880" text:continue-numbering="true" text:style-name="WWNum2">
        <text:list-item>
          <text:h text:style-name="P8" text:outline-level="1"><text:span text:style-name="notranslate"><text:span text:style-name="T13">II. <text:s/>REQUISITOS DE ESTA PROPUESTA</text:span></text:span></text:h>
        </text:list-item>
      </text:list>
      <text:p text:style-name="P10"><text:span text:style-name="T5"> </text:span></text:p>
      <text:p text:style-name="P10"><text:span text:style-name="notranslate"><text:span text:style-name="T5">Esta</text:span></text:span><text:span text:style-name="apple-converted-space"><text:span text:style-name="T5"> </text:span></text:span><text:span text:style-name="notranslate"><text:span text:style-name="T5">solicitud de propuesta</text:span></text:span><text:span text:style-name="apple-converted-space"><text:span text:style-name="T5"> </text:span></text:span><text:span text:style-name="notranslate"><text:span text:style-name="T5">presenta los requisitos de un proceso abierto y competitivo.</text:span></text:span><text:span text:style-name="apple-converted-space"><text:span text:style-name="T5"> </text:span></text:span><text:span text:style-name="notranslate"><text:span text:style-name="T5">Las propuestas se aceptaran hasta el.<text:line-break/>Cualquier propuesta recibida después de esta fecha y hora será devuelta al remitente.</text:span></text:span><text:span text:style-name="apple-converted-space"><text:span text:style-name="T5"> </text:span></text:span><text:span text:style-name="notranslate"><text:span text:style-name="T5">Todas las propuestas deben ser firmadas por un agente oficial o representante de la empresa que presente la propuesta.</text:span></text:span></text:p>
      <text:p text:style-name="P10"><text:span text:style-name="T5"> </text:span></text:p>
      <text:p text:style-name="P10"><text:span text:style-name="notranslate"><text:span text:style-name="T5">Si la organización que presenta una propuesta debe externalizar o contratar cualquier trabajo para cumplir con los requisitos contenidos en este documento, esto debe estar claramente indicado en la propuesta.</text:span></text:span><text:span text:style-name="apple-converted-space"><text:span text:style-name="T5"> </text:span></text:span><text:span text:style-name="notranslate"><text:span text:style-name="T5">Además, todos los costos incluidos en las propuestas deberán ser incluidos en cualquier trabajo subcontratado o contratado.</text:span></text:span><text:span text:style-name="apple-converted-space"><text:span text:style-name="T5"> </text:span></text:span><text:span text:style-name="notranslate"><text:span text:style-name="T5">Cualquier propuesta que requiera la contratación o la contratación de trabajo debe incluir un nombre y una descripción de las organizaciones contratadas.</text:span></text:span></text:p>
      <text:p text:style-name="P10"><text:span text:style-name="T5"> </text:span></text:p>
      <text:p text:style-name="P10"><text:span text:style-name="notranslate"><text:span text:style-name="T5">Todos los costos deberán ser detallados e incluir una explicación de todos los honorarios y costos presentados.</text:span></text:span></text:p>
      <text:p text:style-name="P10"><text:span text:style-name="T5"> </text:span></text:p>
      <text:p text:style-name="P10"><text:span text:style-name="notranslate"><text:span text:style-name="T5">Los términos y condiciones del contrato se negociarán a la selección del adjudicatario de este RFP.</text:span></text:span><text:span text:style-name="apple-converted-space"><text:span text:style-name="T5"> </text:span></text:span><text:span text:style-name="notranslate"><text:span text:style-name="T5">Todos los términos y condiciones contractuales estarán sujetos a revisión por el departamento legal de la empresa solicitante de la propuesta e incluirán alcance, presupuesto, calendario y otros elementos necesarios relacionados con el proyecto.<text:line-break/></text:span></text:span></text:p>
      <text:p text:style-name="P10"/>
      <text:p text:style-name="P10"/>
      <text:p text:style-name="P10"><text:span text:style-name="T5"> </text:span></text:p>
      <text:list xml:id="list15409469779000" text:continue-numbering="true" text:style-name="WWNum2">
        <text:list-item>
          <text:h text:style-name="P7" text:outline-level="1"><text:span text:style-name="T9">III- PROPÓSITO Y DESCRIPCIÓN DEL PROYECTO</text:span><text:span text:style-name="T5"> </text:span></text:h>
        </text:list-item>
      </text:list>
      <text:p text:style-name="P13"><text:soft-page-break/></text:p>
      <text:p text:style-name="P10"><text:span text:style-name="notranslate"><text:span text:style-name="T7">El propósito de este proyecto es el siguiente:</text:span></text:span></text:p>
      <text:p text:style-name="P10"><text:span text:style-name="T5"> </text:span></text:p>
      <text:p text:style-name="P10"><text:span text:style-name="notranslate"><text:span text:style-name="T7">Descripción del Proyecto:</text:span></text:span></text:p>
      <text:p text:style-name="P10"/>
      <text:p text:style-name="P10"/>
      <text:p text:style-name="P10"><text:span text:style-name="T5"> </text:span></text:p>
      <text:h text:style-name="P9" text:outline-level="1"><text:span text:style-name="notranslate"><text:span text:style-name="T13">IV- ALCANCE DEL PROYECTO</text:span></text:span></text:h>
      <text:p text:style-name="P10"/>
      <text:p text:style-name="P10"/>
      <text:p text:style-name="P10"/>
      <text:p text:style-name="P10"><text:span text:style-name="notranslate"><text:span text:style-name="T6">Se deberán cumplir</text:span></text:span><text:span text:style-name="notranslate"><text:span text:style-name="T5"> los siguientes criterios para lograr un proyecto exitoso:</text:span></text:span></text:p>
      <text:p text:style-name="P10"><text:span text:style-name="T5"><text:line-break/></text:span></text:p>
      <text:p text:style-name="P10"><text:span text:style-name="T6">Se deberán incluir</text:span><text:span text:style-name="T5"> los siguientes puntos: </text:span></text:p>
      <text:p text:style-name="P10"><text:span text:style-name="T5"><text:line-break/></text:span></text:p>
      <text:p text:style-name="P10"><text:span text:style-name="T6">No se deberán incluir</text:span><text:span text:style-name="T5">:</text:span></text:p>
      <text:p text:style-name="P13"/>
      <text:p text:style-name="P15"/>
      <text:list xml:id="list15411407429644" text:continue-numbering="true" text:style-name="WWNum2">
        <text:list-item>
          <text:h text:style-name="P7" text:outline-level="1"><text:span text:style-name="notranslate"><text:span text:style-name="T14"><text:s/></text:span></text:span><text:span text:style-name="notranslate"><text:span text:style-name="T13">V- <text:s/>CRONOGRAMA DE PROPUESTA Y DEL PROYECTO</text:span></text:span></text:h>
        </text:list-item>
      </text:list>
      <text:p text:style-name="P13"/>
      <text:p text:style-name="P10"><text:span text:style-name="T5"><text:line-break/> </text:span></text:p>
      <text:p text:style-name="P10"><text:soft-page-break/><text:span text:style-name="notranslate"><text:span text:style-name="T7">Recepción de las propuestas: <text:line-break/><text:line-break/></text:span></text:span><text:span text:style-name="notranslate"><text:span text:style-name="T5">Todas las propuestas en respuesta a esta solicitud de propuestas se recibirán a más tardar hasta el</text:span></text:span></text:p>
      <text:p text:style-name="P13"/>
      <text:p text:style-name="P10"><text:span text:style-name="T5"> </text:span></text:p>
      <text:p text:style-name="P10"><text:span text:style-name="notranslate"><text:span text:style-name="T6">Evaluación de las propuestas:<text:line-break/></text:span></text:span></text:p>
      <text:p text:style-name="P10"><text:span text:style-name="notranslate"><text:span text:style-name="T5">La evaluación de las propuestas recibidas durante esas fechas, se llevará a cabo a partir del </text:span></text:span><text:bookmark text:name="__DdeLink__4_2326013177"/><text:span text:style-name="notranslate"><text:span text:style-name="T5">, hasta el.<text:line-break/>Si se necesita información adicional, <text:s/>se le notificará al licitador.</text:span></text:span></text:p>
      <text:p text:style-name="P13"/>
      <text:p text:style-name="P13"/>
      <text:p text:style-name="P13"/>
      <text:p text:style-name="P10"><text:span text:style-name="T6">Adjudicación y fin de las negociaciones:<text:line-break/></text:span></text:p>
      <text:p text:style-name="P10"><text:span text:style-name="notranslate"><text:span text:style-name="T5">La decisión del adjudicatario se hará hasta elinclusive. Luego de esta notificación, la negociación del contrato con el adjudicatario comenzará inmediatamente.</text:span></text:span><text:span text:style-name="apple-converted-space"><text:span text:style-name="T5"> Estas negoci</text:span></text:span><text:span text:style-name="notranslate"><text:span text:style-name="T5">aciones deberán ser completadas hasta elinclusive.</text:span></text:span></text:p>
      <text:p text:style-name="P10"><text:span text:style-name="T5"> </text:span></text:p>
      <text:p text:style-name="P10"><text:span text:style-name="notranslate"><text:span text:style-name="T5">Los licitadores que no reciban las notificaciones en ese periodo de tiempo, entenderán indefectiblemente que no han sido seleccionados para esta propuesta.</text:span></text:span></text:p>
      <text:p text:style-name="P10"/>
      <text:p text:style-name="P10"/>
      <text:p text:style-name="P10"><text:span text:style-name="notranslate"><text:span text:style-name="T7">Cronograma del proyecto:</text:span></text:span></text:p>
      <text:p text:style-name="P10"><text:span text:style-name="notranslate"><text:span text:style-name="T5"><text:line-break/>La fase de inicio del proyecto deberá completarse antes de.<text:line-break/></text:span></text:span></text:p>
      <text:p text:style-name="P10"><text:span text:style-name="notranslate"><text:span text:style-name="T5">La fase de planificación del proyecto deberá ser completado antes dely determinará el calendario / cronograma para las fases restantes del proyecto.<text:line-break/><text:line-break/></text:span></text:span></text:p>
      <text:p text:style-name="P10"><text:span text:style-name="T5"> </text:span></text:p>
      <text:list xml:id="list15411082414508" text:continue-numbering="true" text:style-name="WWNum2">
        <text:list-item>
          <text:h text:style-name="P7" text:outline-level="1"><text:span text:style-name="notranslate"><text:span text:style-name="T14"><text:s/></text:span></text:span><text:span text:style-name="notranslate"><text:span text:style-name="T13">VI- PRESUPUESTO</text:span></text:span></text:h>
        </text:list-item>
      </text:list>
      <text:p text:style-name="P10"><text:span text:style-name="T5"> </text:span></text:p>
      <text:p text:style-name="P10"><text:span text:style-name="notranslate"><text:span text:style-name="T5">Todos los costos y tarifas sin omisión alguna, deben estar claramente descritos en cada propuesta para que sea considerada completa.<text:line-break/><text:line-break/>{Presupuesto[[ta]]}</text:span></text:span></text:p>
      <text:p text:style-name="P10"><text:soft-page-break/><text:span text:style-name="T5"> </text:span></text:p>
      <text:list xml:id="list15409438989311" text:continue-numbering="true" text:style-name="WWNum2">
        <text:list-item>
          <text:h text:style-name="P7" text:outline-level="1"><text:span text:style-name="notranslate"><text:span text:style-name="T13">VII- ANTECEDENTES DEL LICITADOR</text:span></text:span></text:h>
        </text:list-item>
      </text:list>
      <text:p text:style-name="P5"/>
      <text:p text:style-name="P10"><text:span text:style-name="notranslate"><text:span text:style-name="T5">Los licitadores deben proporcionar los siguientes elementos como parte de esta solicitud de propuesta para su consideración:</text:span></text:span></text:p>
      <text:p text:style-name="P13"><text:span text:style-name="notranslate"/></text:p>
      <text:p text:style-name="P10"/>
      <text:p text:style-name="P13"><text:span text:style-name="notranslate"/></text:p>
      <text:list xml:id="list15410593778758" text:continue-numbering="true" text:style-name="WWNum2">
        <text:list-item>
          <text:h text:style-name="P7" text:outline-level="1"><text:span text:style-name="notranslate"><text:span text:style-name="T13">VIII- CRITERIOS DE EVALUACIÓN DE LAS PROPUESTAS</text:span></text:span></text:h>
        </text:list-item>
      </text:list>
      <text:p text:style-name="P10"><text:span text:style-name="T5"> </text:span></text:p>
      <text:p text:style-name="P10"><text:span text:style-name="notranslate"><text:span text:style-name="T5">Se evaluarán todas las propuestas que estén basadas en los siguientes criterios: </text:span></text:span><text:span text:style-name="apple-converted-space"><text:span text:style-name="T5"> <text:line-break/><text:line-break/>a- </text:span></text:span><text:span text:style-name="notranslate"><text:span text:style-name="T5">Experiencia Previa en el tema.</text:span></text:span></text:p>
      <text:p text:style-name="P10"/>
      <text:p text:style-name="P1"><text:span text:style-name="notranslate"><text:span text:style-name="T5">b- Trabajos comprobables previos (portfolios).</text:span></text:span></text:p>
      <text:p text:style-name="P1"/>
      <text:p text:style-name="P1"><text:span text:style-name="notranslate"><text:span text:style-name="T5">c- Costos: Los licitadores serán evaluados sobre el costo de su (s) solución (s) <text:s/>de acuerdo con el alcance de este proyecto<text:line-break/></text:span></text:span></text:p>
      <text:p text:style-name="P1"><text:span text:style-name="notranslate"><text:span text:style-name="T5">d- Experiencia Técnica: Los licitadores deben proporcionar toda la <text:s/>documentación posible acerca de la tarea y la experiencia técnica de su personal.</text:span></text:span></text:p>
      <text:p text:style-name="P10"><text:span text:style-name="T5">Los licitadores deberan presentarde su propuesta a la siguiente dirección antes delfísicamente y/o por correo electrónico:</text:span></text:p>
      <text:p text:style-name="P2"/>
      <text:p text:style-name="P3"/>
      <text:p text:style-name="P3"/>
      <text:p text:style-name="P10"><text:line-break/></text:p>
      <text:p text:style-name="P10"><text:span text:style-name="T5"> </text:span></text:p>
      <text:list xml:id="list15411165328067" text:continue-numbering="true" text:style-name="WWNum2">
        <text:list-item>
          <text:h text:style-name="P7" text:outline-level="1"><text:soft-page-break/><text:span text:style-name="notranslate"><text:span text:style-name="T13">IX- APROBACIONES</text:span></text:span></text:h>
        </text:list-item>
      </text:list>
      <text:p text:style-name="P10"><text:span text:style-name="T5"><text:line-break/>El/Los abajo firmante/s da/n conformidad del entendimiento de este documento y al firmar indica/n la aprobación del mismo:</text:span></text:p>
      <text:p text:style-name="Standard"/>
      <text:p text:style-name="Standard"><text:bookmark text:name="docs-internal-guid-e9373e30-3c60-b03e-81"/>aa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ítulo7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Descripció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6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5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4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3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Microsoft YaHei" style:font-family-asian="'Microsoft YaHei'" style:font-family-generic-asian="system" style:font-pitch-asian="variable" style:font-size-asian="28pt" style:font-weight-asian="bold" style:font-name-complex="Mangal" style:font-family-complex="Mangal" style:font-family-generic-complex="system" style:font-pitch-complex="variable" style:font-size-complex="28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ido_20_del_20_marco" style:display-name="Contenido del marco" style:family="paragraph" style:parent-style-name="Standard" style:default-outline-level=""/>
    <style:style style:name="western" style:family="paragraph" style:parent-style-name="Standard" style:default-outline-level="">
      <style:paragraph-properties fo:margin-top="0.1945in" fo:margin-bottom="0.0984in" loext:contextual-spacing="false" fo:line-height="120%" fo:hyphenation-ladder-count="no-limit"/>
      <style:text-properties fo:color="#000000" fo:hyphenate="tru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7" style:display-name="Fuente de párrafo predeter.7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Fuente_20_de_20_párrafo_20_predeter.4" style:display-name="Fuente de párrafo predeter.4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notranslate" style:family="text" style:parent-style-name="Fuente_20_de_20_párrafo_20_predeter.1"/>
    <style:style style:name="Número_20_de_20_página" style:display-name="Número de página" style:family="text" style:parent-style-name="Fuente_20_de_20_párrafo_20_predeter.1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1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in" fo:margin-bottom="0in" loext:contextual-spacing="fals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style style:name="MP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MP4" style:family="paragraph" style:parent-style-name="Standard">
      <style:paragraph-properties fo:margin-left="0in" fo:margin-right="0.25in" fo:text-indent="0in" style:auto-text-indent="false"/>
    </style:style>
    <style:style style:name="MT1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MT2" style:family="text">
      <style:text-properties fo:color="#000000"/>
    </style:style>
    <style:style style:name="MT3" style:family="text">
      <style:text-properties fo:color="#373737" fo:font-size="6pt" fo:language="en" fo:country="US" fo:font-weight="bold" style:font-size-asian="6pt" style:font-weight-asian="bold" style:font-name-complex="Verdana1"/>
    </style:style>
    <style:style style:name="MT4" style:family="text">
      <style:text-properties style:font-name="Verdana" fo:font-size="10pt" fo:language="en" fo:country="US" style:font-size-asian="10pt" style:font-name-complex="Verdana1" style:font-size-complex="10pt"/>
    </style:style>
    <style:style style:name="MT5" style:family="text">
      <style:text-properties style:font-name="Verdana" fo:font-size="10pt" fo:language="en" fo:country="US" style:font-name-asian="Verdana1" style:font-size-asian="10pt" style:font-name-complex="Verdana1" style:font-size-complex="10pt"/>
    </style:style>
    <style:style style:name="Mgr1" style:family="graphic" style:parent-style-name="Frame">
      <style:graphic-properties draw:stroke="none" svg:stroke-width="0in" draw:fill="solid" draw:fill-color="#ffffff" draw:textarea-vertical-align="top" draw:auto-grow-height="false" fo:min-height="0.1874in" fo:min-width="0.1634in" fo:padding-top="0.0008in" fo:padding-bottom="0.0008in" fo:padding-left="0.0008in" fo:padding-right="0.0008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{OUR_LOGO}<text:tab/><text:tab/><text:tab/><text:tab/><text:tab/><text:tab/><text:tab/><text:tab/>${CUSTOMER_LOGO}</text:span></text:p>
        <text:p text:style-name="Header"/>
      </style:header>
      <style:footer>
        <text:p text:style-name="MP2"><draw:custom-shape text:anchor-type="paragraph" draw:z-index="6" draw:name="Marco1" draw:style-name="Mgr1" draw:text-style-name="MP3" svg:width="0.1642in" svg:height="0.1886in" svg:x="7.3138in" svg:y="0.0008in"><text:p text:style-name="Footer"><text:span text:style-name="Número_20_de_20_página"><text:span text:style-name="MT2"><text:page-number text:select-page="current">7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4"><text:span text:style-name="MT3">@Copyright 2017-2022, TaskControl PMS . All Rights Reserved. Reproduction, without permisión is prohibited.  </text:span><text:span text:style-name="MT4"> </text:span></text:p>
        <text:p text:style-name="MP2"><text:span text:style-name="MT5">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08:39:00</meta:creation-date>
    <dc:language>es-CL</dc:language>
    <dc:date>2021-10-09T21:07:09</dc:date>
    <meta:editing-cycles>8</meta:editing-cycles>
    <dc:title>PLAN DE GESTION DEL PROYECTO</dc:title>
    <meta:editing-duration>PT4M</meta:editing-duration>
    <meta:generator>LibreOffice/6.0.7.3$Linux_X86_64 LibreOffice_project/00m0$Build-3</meta:generator>
    <meta:document-statistic meta:table-count="0" meta:image-count="0" meta:object-count="0" meta:page-count="7" meta:paragraph-count="72" meta:word-count="634" meta:character-count="4409" meta:non-whitespace-character-count="3759"/>
    <meta:template xlink:type="simple" xlink:actuate="onRequest" xlink:title="Normal_x005F_x005F_x005F_x005F_x0000_" xlink:href=""/>
  </office:meta>
</office:document-meta>
</file>